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8A60700000000000000000D006A6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c8ebf" draw:fill="solid" draw:fill-color="#cce5ff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82b366" draw:fill="solid" draw:fill-color="#d5e8d4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d79b00" draw:fill="solid" draw:fill-color="#ffe6cc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b85450" draw:fill="solid" draw:fill-color="#f8cecc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673a6" draw:fill="solid" draw:fill-color="#e1d5e7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color="#82b366" draw:fill="solid" draw:fill-color="#d5e8d4" draw:textarea-horizontal-align="justify" draw:textarea-vertical-align="middle" draw:auto-grow-height="false" fo:min-height="1.635cm" fo:min-width="3.584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6c8ebf" draw:fill="solid" draw:fill-color="#cce5ff" draw:textarea-horizontal-align="justify" draw:textarea-vertical-align="middle" draw:auto-grow-height="false" fo:min-height="1.635cm" fo:min-width="3.58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horizontal-align="center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horizontal-align="center" draw:textarea-vertical-align="middle" loext:decorative="false"/>
    </style:style>
    <style:style style:name="gr11" style:family="graphic" style:parent-style-name="objectwithoutfill">
      <style:graphic-properties draw:marker-end="Arrowheads_20_5" draw:marker-end-width="0.3cm" draw:fill="none" draw:textarea-horizontal-align="center" draw:textarea-vertical-align="middle" loext:decorative="false"/>
    </style:style>
    <style:style style:name="gr12" style:family="graphic" style:parent-style-name="objectwithoutfill">
      <style:graphic-properties draw:marker-end="Arrowheads_20_6" draw:marker-end-width="0.3cm" draw:fill="none" draw:textarea-horizontal-align="center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.626cm" fo:min-width="1.626cm" loext:decorative="false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="solid" draw:fill-color="#cce5f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d5e8d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solid" draw:fill-color="#ffe6cc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f8cecc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solid" draw:fill-color="#e1d5e7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end"/>
    </style:style>
    <style:style style:name="P9" style:family="paragraph">
      <style:paragraph-properties fo:text-align="cente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84cm" svg:height="1.635cm" svg:x="37cm" svg:y="9.25cm">
          <text:p text:style-name="P1"><text:span text:style-name="T1">Sensory motor</text:span><text:span text:style-name="T1"><text:line-break/></text:span><text:span text:style-name="T1">learn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3.584cm" svg:height="1.635cm" svg:x="5.651cm" svg:y="1.35cm">
          <text:p text:style-name="P1"><text:span text:style-name="T1">Online tes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3.584cm" svg:height="1.635cm" svg:x="9.651cm" svg:y="1.35cm">
          <text:p text:style-name="P1"><text:span text:style-name="T1">Online tes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3.584cm" svg:height="1.635cm" svg:x="5.651cm" svg:y="3.35cm">
          <text:p text:style-name="P1"><text:span text:style-name="T1">Online tes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3.584cm" svg:height="1.635cm" svg:x="9.651cm" svg:y="3.35cm">
          <text:p text:style-name="P1"><text:span text:style-name="T1">Online tes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7" draw:layer="layout" svg:width="0.001cm" svg:height="0.001cm" svg:x="38.016cm" svg:y="22.225cm">
          <draw:image xlink:href="Pictures/1008A60700000000000000000D006A66.svg" xlink:type="simple" xlink:show="embed" xlink:actuate="onLoad" draw:mime-type="image/svg+xml">
            <text:p/>
          </draw:image>
        </draw:frame>
        <draw:custom-shape draw:style-name="gr7" draw:text-style-name="P3" xml:id="id1" draw:id="id1" draw:layer="layout" svg:width="3.584cm" svg:height="1.635cm" svg:x="22.75cm" svg:y="5.615cm">
          <text:p text:style-name="P1"><text:span text:style-name="T1">Suprise redu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xml:id="id2" draw:id="id2" draw:layer="layout" svg:width="3.584cm" svg:height="1.635cm" svg:x="18.666cm" svg:y="9.5cm">
          <text:p text:style-name="P1"><text:span text:style-name="T1">Seggreg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xml:id="id3" draw:id="id3" draw:layer="layout" svg:width="3.584cm" svg:height="1.635cm" svg:x="27.166cm" svg:y="9.5cm">
          <text:p text:style-name="P1"><text:span text:style-name="T1">Fus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7" draw:layer="layout" draw:type="curve" svg:x1="24.542cm" svg:y1="7.25cm" svg:x2="20.458cm" svg:y2="9.5cm" draw:start-shape="id1" draw:start-glue-point="2" draw:end-shape="id2" draw:end-glue-point="0" svg:d="M24542 7250c0 1686-4084 561-4084 2250" svg:viewBox="0 0 4085 2251">
          <text:p/>
        </draw:connector>
        <draw:connector draw:style-name="gr10" draw:text-style-name="P7" draw:layer="layout" draw:type="curve" svg:x1="24.542cm" svg:y1="7.25cm" svg:x2="28.958cm" svg:y2="9.5cm" draw:start-shape="id1" draw:start-glue-point="2" draw:end-shape="id3" draw:end-glue-point="0" svg:d="M24542 7250c0 1686 4416 561 4416 2250" svg:viewBox="0 0 4417 2251">
          <text:p/>
        </draw:connector>
        <draw:custom-shape draw:style-name="gr8" draw:text-style-name="P2" xml:id="id5" draw:id="id5" draw:layer="layout" svg:width="3.584cm" svg:height="1.635cm" svg:x="35.307cm" svg:y="11.685cm">
          <text:p text:style-name="P1"><text:span text:style-name="T1">Guid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xml:id="id6" draw:id="id6" draw:layer="layout" svg:width="3.584cm" svg:height="1.635cm" svg:x="34.416cm" svg:y="14.75cm">
          <text:p text:style-name="P1"><text:span text:style-name="T1">By demonstr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8" draw:layer="layout" draw:type="curve" svg:x1="38.792cm" svg:y1="10.885cm" svg:x2="37.099cm" svg:y2="11.685cm" draw:start-shape="id4" draw:start-glue-point="2" draw:end-shape="id5" draw:end-glue-point="0" svg:d="M38792 10885c0 598-1693 199-1693 800" svg:viewBox="0 0 1694 801">
          <text:p/>
        </draw:connector>
        <draw:connector draw:style-name="gr12" draw:text-style-name="P8" draw:layer="layout" draw:type="curve" svg:x1="37.099cm" svg:y1="13.32cm" svg:x2="36.208cm" svg:y2="14.75cm" draw:start-shape="id5" draw:start-glue-point="2" draw:end-shape="id6" draw:end-glue-point="0" svg:d="M37099 13320c0 1071-891 356-891 1430" svg:viewBox="0 0 892 1431">
          <text:p/>
        </draw:connector>
        <draw:custom-shape draw:style-name="gr13" draw:text-style-name="P9" draw:layer="layout" svg:width="3.25cm" svg:height="3.25cm" svg:x="8.25cm" svg:y="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_20_Dot_20_4" svg:stroke-width="0cm" svg:stroke-color="#6c8ebf" draw:marker-start-width="0.2cm" draw:marker-start-center="false" draw:marker-end-width="0.2cm" draw:marker-end-center="false" draw:fill="solid" draw:fill-color="#cce5ff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3:50:46.444060790</meta:creation-date>
    <dc:date>2025-12-22T19:16:55.081239535</dc:date>
    <meta:editing-duration>PT12H5M57S</meta:editing-duration>
    <meta:editing-cycles>19</meta:editing-cycles>
    <meta:generator>LibreOffice/25.8.0.4$Linux_X86_64 LibreOffice_project/48f00303701489684e67c38c28aff00cd5929e67</meta:generator>
    <meta:document-statistic meta:object-count="16"/>
  </office:meta>
</office:document-meta>
</file>